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fo:font-weight="bold" officeooo:rsid="000b6a94" officeooo:paragraph-rsid="000b6a94" fo:background-color="transparent" style:font-weight-asian="bold" style:font-weight-complex="bold"/>
    </style:style>
    <style:style style:name="P2" style:family="paragraph" style:parent-style-name="Standard">
      <style:text-properties style:use-window-font-color="true" loext:opacity="0%" officeooo:rsid="000a3ac4" officeooo:paragraph-rsid="000b6a94" fo:background-color="transparent"/>
    </style:style>
    <style:style style:name="P3" style:family="paragraph" style:parent-style-name="Standard">
      <style:text-properties fo:color="#000000" loext:opacity="100%" style:font-name="Consolas" fo:font-size="10.5pt" fo:font-weight="normal" officeooo:rsid="000a3ac4" officeooo:paragraph-rsid="000b6a94" fo:background-color="transparent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fo:background-color="transparent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transparent"/>
    </style:style>
    <style:style style:name="P6" style:family="paragraph" style:parent-style-name="Standard">
      <style:text-properties fo:color="#000000" loext:opacity="100%" officeooo:rsid="000a3ac4" officeooo:paragraph-rsid="000b6a94" fo:background-color="transparent"/>
    </style:style>
    <style:style style:name="P7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8" style:family="paragraph" style:parent-style-name="Standard">
      <style:text-properties style:use-window-font-color="true" loext:opacity="0%" fo:font-weight="bold" officeooo:rsid="000a3ac4" officeooo:paragraph-rsid="000a3ac4" fo:background-color="transparent" style:font-weight-asian="bold" style:font-weight-complex="bold"/>
    </style:style>
    <style:style style:name="P9" style:family="paragraph" style:parent-style-name="Standard">
      <style:text-properties style:use-window-font-color="true" loext:opacity="0%" officeooo:paragraph-rsid="0002ed1b" fo:background-color="transparent"/>
    </style:style>
    <style:style style:name="P10" style:family="paragraph" style:parent-style-name="Standard">
      <style:text-properties fo:color="#d4d4d4" loext:opacity="100%" officeooo:paragraph-rsid="0002ed1b" fo:background-color="#1e1e1e"/>
    </style:style>
    <style:style style:name="P11" style:family="paragraph" style:parent-style-name="Standard">
      <style:text-properties style:use-window-font-color="true" loext:opacity="0%" style:font-name="Consolas" fo:font-size="10.5pt" fo:font-weight="normal" officeooo:paragraph-rsid="0002ed1b" fo:background-color="transparent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style:use-window-font-color="true" loext:opacity="0%" fo:background-color="transparent"/>
    </style:style>
    <style:style style:name="P13" style:family="paragraph" style:parent-style-name="Standard">
      <style:text-properties fo:font-weight="bold" officeooo:rsid="0002ed1b" officeooo:paragraph-rsid="0002ed1b" style:font-weight-asian="bold" style:font-weight-complex="bold"/>
    </style:style>
    <style:style style:name="P14" style:family="paragraph" style:parent-style-name="Standard">
      <style:text-properties fo:color="#000000" loext:opacity="100%" fo:font-weight="bold" officeooo:rsid="0002ed1b" officeooo:paragraph-rsid="0002ed1b" fo:background-color="transparent" style:font-weight-asian="bold" style:font-weight-complex="bold"/>
    </style:style>
    <style:style style:name="P15" style:family="paragraph" style:parent-style-name="Standard">
      <style:text-properties officeooo:rsid="0004d439" officeooo:paragraph-rsid="0004d439"/>
    </style:style>
    <style:style style:name="P16" style:family="paragraph" style:parent-style-name="Standard">
      <style:text-properties fo:font-weight="bold" officeooo:rsid="0007098e" officeooo:paragraph-rsid="0007098e" style:font-weight-asian="bold" style:font-weight-complex="bold"/>
    </style:style>
    <style:style style:name="P17" style:family="paragraph" style:parent-style-name="Standard">
      <style:text-properties officeooo:rsid="0007098e" officeooo:paragraph-rsid="0007098e"/>
    </style:style>
    <style:style style:name="P18" style:family="paragraph" style:parent-style-name="Standard">
      <style:text-properties fo:font-weight="normal" officeooo:rsid="0007098e" officeooo:paragraph-rsid="0007098e" style:font-weight-asian="normal" style:font-weight-complex="normal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officeooo:rsid="000639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raste separado para anúncios</text:p>
      <text:p text:style-name="P2"/>
      <text:p text:style-name="P3">//variaveis para anuncio</text:p>
      <text:p text:style-name="P4">let limi1 = { </text:p>
      <text:p text:style-name="P5">  <text:span text:style-name="T1">div: imgs_anun, arraste: meio, limite: fim_anun, toc_ini: 0, toc_ini2: 0, time_touch: 0, velocidade: 0, animacaoRolagem: null, arrastando: false</text:span></text:p>
      <text:p text:style-name="P4">};</text:p>
      <text:p text:style-name="P6"/>
      <text:p text:style-name="P3">// Início do arraste em anuncios</text:p>
      <text:p text:style-name="P4">const iniciarArraste1 = (e) =&gt; {</text:p>
      <text:p text:style-name="P5">  <text:span text:style-name="T1">e.preventDefault();</text:span></text:p>
      <text:p text:style-name="P5">  <text:span text:style-name="T1">const posicaoX = e.touches ? e.touches[0].clientX : e.clientX;</text:span></text:p>
      <text:p text:style-name="P5">  <text:span text:style-name="T1">dragXglobal = false;</text:span></text:p>
      <text:p text:style-name="P5">  <text:span text:style-name="T1">//pagina</text:span></text:p>
      <text:p text:style-name="P5">  <text:span text:style-name="T1">initialY =  e.touches ? e.touches[0].clientY : e.clientY;</text:span></text:p>
      <text:p text:style-name="P5">  <text:span text:style-name="T1">initialX =  e.touches ? e.touches[0].clientX : e.clientX;</text:span></text:p>
      <text:p text:style-name="P5">  <text:span text:style-name="T1">speed = 0;</text:span></text:p>
      <text:p text:style-name="P5">  <text:span text:style-name="T1">deltaY = 0;</text:span></text:p>
      <text:p text:style-name="P5">  <text:span text:style-name="T1">startTime = Date.now();</text:span></text:p>
      <text:p text:style-name="P7"/>
      <text:p text:style-name="P5">  <text:span text:style-name="T1">//divs</text:span></text:p>
      <text:p text:style-name="P5">  <text:span text:style-name="T1">limi1.toc_ini = posicaoX - limi1.arraste; //divs</text:span></text:p>
      <text:p text:style-name="P5">  <text:span text:style-name="T1">limi1.time_touch = Date.now();</text:span></text:p>
      <text:p text:style-name="P5">  <text:span text:style-name="T1">limi1.arrastando = true;</text:span></text:p>
      <text:p text:style-name="P5">  <text:span text:style-name="T1">if (limi1.animacaoRolagem) {</text:span></text:p>
      <text:p text:style-name="P5">    <text:span text:style-name="T1">cancelAnimationFrame(limi1.animacaoRolagem);</text:span></text:p>
      <text:p text:style-name="P5">    <text:span text:style-name="T1">limi1.animacaoRolagem = null;</text:span></text:p>
      <text:p text:style-name="P5">  <text:span text:style-name="T1">}</text:span></text:p>
      <text:p text:style-name="P4">};</text:p>
      <text:p text:style-name="P4">// Movimento do arraste em anuncios</text:p>
      <text:p text:style-name="P4">const aoMover1 = (e) =&gt; {</text:p>
      <text:p text:style-name="P5">  <text:span text:style-name="T1">if(!limi1.arrastando) return;</text:span></text:p>
      <text:p text:style-name="P5">  <text:span text:style-name="T1">const tempoAtual = Date.now();</text:span></text:p>
      <text:p text:style-name="P5">  <text:span text:style-name="T1">tempoDecorrido = Math.max(1, tempoAtual - limi1.time_touch);</text:span></text:p>
      <text:p text:style-name="P7"/>
      <text:p text:style-name="P5">  <text:span text:style-name="T1">const posicaoX = e.touches ? (e.touches[0] ? e.touches[0].clientX : null) : e.clientX;</text:span></text:p>
      <text:p text:style-name="P5">  <text:span text:style-name="T1">const currentY = e.touches ? (e.touches[0] ? e.touches[0].clientY : null) : e.clientY;</text:span></text:p>
      <text:p text:style-name="P7"/>
      <text:p text:style-name="P5">  <text:span text:style-name="T1">if (posicaoX === null || currentY === null) return;</text:span></text:p>
      <text:p text:style-name="P5">  <text:span text:style-name="T1">diffX = Math.abs(posicaoX - initialX);</text:span></text:p>
      <text:p text:style-name="P5">  <text:span text:style-name="T1">diffY = Math.abs(currentY - initialY);</text:span></text:p>
      <text:p text:style-name="P7"/>
      <text:p text:style-name="P5">  <text:span text:style-name="T1">dragXglobal = true;</text:span></text:p>
      <text:p text:style-name="P7"/>
      <text:p text:style-name="P5">  <text:span text:style-name="T1">//Ignore tiny drags</text:span></text:p>
      <text:p text:style-name="P5">  <text:span text:style-name="T1">const limiar = 1;</text:span></text:p>
      <text:p text:style-name="P5">  <text:span text:style-name="T1">if (diffX &lt; limiar &amp;&amp; diffY &lt; limiar) return;</text:span></text:p>
      <text:p text:style-name="P5">  <text:span text:style-name="T1">//Calc angle</text:span></text:p>
      <text:p text:style-name="P5">  <text:span text:style-name="T1">if (firstDiffX === null &amp;&amp; firstDiffY === null) {</text:span></text:p>
      <text:p text:style-name="P5"><text:soft-page-break/>    <text:span text:style-name="T1">firstDiffX = diffX;</text:span></text:p>
      <text:p text:style-name="P5">    <text:span text:style-name="T1">firstDiffY = diffY;</text:span></text:p>
      <text:p text:style-name="P5">    <text:span text:style-name="T1">firstAngle = Math.atan2(diffY, diffX) * (180 / Math.PI);</text:span></text:p>
      <text:p text:style-name="P5">    <text:span text:style-name="T1">if (firstAngle === null) firstAngle = 0;</text:span></text:p>
      <text:p text:style-name="P5">  <text:span text:style-name="T1">}</text:span></text:p>
      <text:p text:style-name="P7"/>
      <text:p text:style-name="P5">  <text:span text:style-name="T1">//Divs drag</text:span></text:p>
      <text:p text:style-name="P5">  <text:span text:style-name="T1">if (firstAngle &lt; 45) {</text:span></text:p>
      <text:p text:style-name="P5">    <text:span text:style-name="T1">dragY= false;</text:span></text:p>
      <text:p text:style-name="P5">    <text:span text:style-name="T1">if (tempoDecorrido &gt; 0) {</text:span></text:p>
      <text:p text:style-name="P5">      <text:span text:style-name="T1">limi1.velocidade = (posicaoX - limi1.toc_ini2) / tempoDecorrido; // px/ms</text:span></text:p>
      <text:p text:style-name="P5">    <text:span text:style-name="T1">}</text:span></text:p>
      <text:p text:style-name="P5">    <text:span text:style-name="T1">limi1.time_touch = tempoAtual;</text:span></text:p>
      <text:p text:style-name="P5">    <text:span text:style-name="T1">limi1.toc_ini2 = posicaoX;</text:span></text:p>
      <text:p text:style-name="P5">    <text:span text:style-name="T1">limi1.arraste = posicaoX - limi1.toc_ini;</text:span></text:p>
      <text:p text:style-name="P5">    <text:span text:style-name="T1">aplicarLimites1();</text:span></text:p>
      <text:p text:style-name="P5">    <text:span text:style-name="T1">imgs_anun.style.transform = `translateX(${limi1.arraste}px)`;</text:span></text:p>
      <text:p text:style-name="P7"/>
      <text:p text:style-name="P5">    <text:span text:style-name="T1">initialX = posicaoX;</text:span></text:p>
      <text:p text:style-name="P5">  <text:span text:style-name="T1">}</text:span></text:p>
      <text:p text:style-name="P5">  <text:span text:style-name="T1">//Page drag</text:span></text:p>
      <text:p text:style-name="P5">  <text:span text:style-name="T1">if(firstAngle &gt; 60 &amp;&amp; window.innerWidth &lt; 993){</text:span></text:p>
      <text:p text:style-name="P5">    <text:span text:style-name="T1">deltaY = currentY - initialY;</text:span></text:p>
      <text:p text:style-name="P5">    <text:span text:style-name="T1">if (tempoDecorrido &gt; 0) {</text:span></text:p>
      <text:p text:style-name="P5">      <text:span text:style-name="T1">speed = deltaY / tempoDecorrido;</text:span></text:p>
      <text:p text:style-name="P5">      <text:span text:style-name="T1">speed = Math.sign(speed) * Math.max(minSpeed, Math.min(Math.abs(speed), maxSpeed));</text:span></text:p>
      <text:p text:style-name="P5">    <text:span text:style-name="T1">}</text:span></text:p>
      <text:p text:style-name="P5">    <text:span text:style-name="T1">window.scrollBy(0, -deltaY);</text:span></text:p>
      <text:p text:style-name="P5">    <text:span text:style-name="T1">initialY = currentY;</text:span></text:p>
      <text:p text:style-name="P5">    <text:span text:style-name="T1">startTime = tempoAtual;</text:span></text:p>
      <text:p text:style-name="P5">    <text:span text:style-name="T1">dragY = true;</text:span></text:p>
      <text:p text:style-name="P5">  <text:span text:style-name="T1">}</text:span></text:p>
      <text:p text:style-name="P5">  <text:span text:style-name="T1">else{dragY=null};</text:span></text:p>
      <text:p text:style-name="P4">};</text:p>
      <text:p text:style-name="P4">// Finalizar arraste e iniciar desaceleração em anuncios</text:p>
      <text:p text:style-name="P4">const finalizarArraste1 = (e) =&gt; {</text:p>
      <text:p text:style-name="P5">  <text:span text:style-name="T1">if(!dragY){</text:span></text:p>
      <text:p text:style-name="P5">   <text:span text:style-name="T1">if (!limi1.arrastando) return;</text:span></text:p>
      <text:p text:style-name="P5">    <text:span text:style-name="T1">limi1.arrastando = false;</text:span></text:p>
      <text:p text:style-name="P5">    <text:span text:style-name="T1">const desacelerar = () =&gt; {</text:span></text:p>
      <text:p text:style-name="P5">      <text:span text:style-name="T1">if (Math.abs(limi1.velocidade) &gt; 0.01) {</text:span></text:p>
      <text:p text:style-name="P5">        <text:span text:style-name="T1">limi1.velocidade *= 0.95;</text:span></text:p>
      <text:p text:style-name="P5">        <text:span text:style-name="T1">limi1.arraste += limi1.velocidade * 16;</text:span></text:p>
      <text:p text:style-name="P5">        <text:span text:style-name="T1">// Aplicar limites</text:span></text:p>
      <text:p text:style-name="P5">        <text:span text:style-name="T1">aplicarLimites1();</text:span></text:p>
      <text:p text:style-name="P5">        <text:span text:style-name="T1">imgs_anun.style.transform = `translateX(${limi1.arraste}px)`;</text:span></text:p>
      <text:p text:style-name="P7"/>
      <text:p text:style-name="P5">        <text:span text:style-name="T1">if (Math.abs(limi1.velocidade) &lt; 0.6) {</text:span></text:p>
      <text:p text:style-name="P5">          <text:span text:style-name="T1">atualizarPaginacao();</text:span></text:p>
      <text:p text:style-name="P5">        <text:span text:style-name="T1">}</text:span></text:p>
      <text:p text:style-name="P7"><text:soft-page-break/></text:p>
      <text:p text:style-name="P5">        <text:span text:style-name="T1">limi1.animacaoRolagem = requestAnimationFrame(desacelerar);</text:span></text:p>
      <text:p text:style-name="P5">      <text:span text:style-name="T1">} else {</text:span></text:p>
      <text:p text:style-name="P5">        <text:span text:style-name="T1">limi1.animacaoRolagem = null;</text:span></text:p>
      <text:p text:style-name="P5">        <text:span text:style-name="T1">atualizarPaginacao();</text:span></text:p>
      <text:p text:style-name="P5">      <text:span text:style-name="T1">}</text:span></text:p>
      <text:p text:style-name="P5">    <text:span text:style-name="T1">};</text:span></text:p>
      <text:p text:style-name="P5">    <text:span text:style-name="T1">desacelerar();</text:span></text:p>
      <text:p text:style-name="P5">  <text:span text:style-name="T1">}</text:span></text:p>
      <text:p text:style-name="P7"/>
      <text:p text:style-name="P5">  <text:span text:style-name="T1">if (dragY) {</text:span></text:p>
      <text:p text:style-name="P5">    <text:span text:style-name="T1">if (Math.abs(speed) &lt; minSpeed) {</text:span></text:p>
      <text:p text:style-name="P5">      <text:span text:style-name="T1">speed = minSpeed * Math.sign(speed); // Garante movimento mínimo</text:span></text:p>
      <text:p text:style-name="P5">    <text:span text:style-name="T1">}</text:span></text:p>
      <text:p text:style-name="P7"/>
      <text:p text:style-name="P5">    <text:span text:style-name="T1">if (!Number.isFinite(speed)) speed = minSpeed * Math.sign(deltaY);</text:span></text:p>
      <text:p text:style-name="P5">    </text:p>
      <text:p text:style-name="P5">    <text:span text:style-name="T1">startMomentumScroll();</text:span></text:p>
      <text:p text:style-name="P5">  <text:span text:style-name="T1">}</text:span></text:p>
      <text:p text:style-name="P7"/>
      <text:p text:style-name="P5">  <text:span text:style-name="T1">initialY = null; initialX = null; </text:span></text:p>
      <text:p text:style-name="P5">  <text:span text:style-name="T1">firstAngle = null; firstDiffX = null; </text:span></text:p>
      <text:p text:style-name="P5">  <text:span text:style-name="T1">firstDiffY = null;</text:span></text:p>
      <text:p text:style-name="P5">  <text:span text:style-name="T1">dragY=null;</text:span></text:p>
      <text:p text:style-name="P4">};</text:p>
      <text:p text:style-name="P7"/>
      <text:p text:style-name="P4">function startMomentumScroll() {</text:p>
      <text:p text:style-name="P5">  <text:span text:style-name="T1">const decay = 0.95;</text:span></text:p>
      <text:p text:style-name="P5">  <text:span text:style-name="T1">const step = () =&gt; {</text:span></text:p>
      <text:p text:style-name="P5">    <text:span text:style-name="T1">if (Math.abs(speed) &gt; 0.1) {</text:span></text:p>
      <text:p text:style-name="P5">      <text:span text:style-name="T1">speed *= decay;</text:span></text:p>
      <text:p text:style-name="P5">      <text:span text:style-name="T1">window.scrollBy(0, -speed * 16);</text:span></text:p>
      <text:p text:style-name="P5">      <text:span text:style-name="T1">requestAnimationFrame(step);</text:span></text:p>
      <text:p text:style-name="P5">    <text:span text:style-name="T1">}</text:span></text:p>
      <text:p text:style-name="P5">    <text:span text:style-name="T1">//removi o else daqui</text:span></text:p>
      <text:p text:style-name="P5">  <text:span text:style-name="T1">};</text:span></text:p>
      <text:p text:style-name="P5">  <text:span text:style-name="T1">requestAnimationFrame(step);</text:span></text:p>
      <text:p text:style-name="P4">}</text:p>
      <text:p text:style-name="P4">const aplicarLimites1 = (i) =&gt; {</text:p>
      <text:p text:style-name="P5">  <text:span text:style-name="T1">if (limi1.arraste &lt; limi1.limite) {</text:span></text:p>
      <text:p text:style-name="P5">    <text:span text:style-name="T1">limi1.arraste = limi1.limite;</text:span></text:p>
      <text:p text:style-name="P5">    <text:span text:style-name="T1">limi1.velocidade = 0;</text:span></text:p>
      <text:p text:style-name="P5">  <text:span text:style-name="T1">}</text:span></text:p>
      <text:p text:style-name="P5">  <text:span text:style-name="T1">if (limi1.arraste &gt; 0) {</text:span></text:p>
      <text:p text:style-name="P5">    <text:span text:style-name="T1">limi1.arraste = 0;</text:span></text:p>
      <text:p text:style-name="P5">    <text:span text:style-name="T1">limi1.velocidade = 0;</text:span></text:p>
      <text:p text:style-name="P5">  <text:span text:style-name="T1">}</text:span></text:p>
      <text:p text:style-name="P4">};</text:p>
      <text:p text:style-name="P7"/>
      <text:p text:style-name="P4">// Adiciona event listeners </text:p>
      <text:p text:style-name="P4">limi1.div.addEventListener('touchstart',  iniciarArraste1,{ passive: false });</text:p>
      <text:p text:style-name="P4"><text:soft-page-break/>limi1.div.addEventListener('mousedown', iniciarArraste1,{ passive: false });</text:p>
      <text:p text:style-name="P4">limi1.div.addEventListener('touchmove', aoMover1,{ passive: false });</text:p>
      <text:p text:style-name="P4">limi1.div.addEventListener('mousemove', aoMover1,{ passive: false });</text:p>
      <text:p text:style-name="P4">limi1.div.addEventListener('touchend', finalizarArraste1);</text:p>
      <text:p text:style-name="P4">limi1.div.addEventListener('mouseup', finalizarArraste1);</text:p>
      <text:p text:style-name="P2"/>
      <text:p text:style-name="P2"/>
      <text:p text:style-name="P2"/>
      <text:p text:style-name="P2"/>
      <text:p text:style-name="P8">Ultima edição</text:p>
      <text:p text:style-name="P9"/>
      <text:p text:style-name="P9"><text:s/>if(direcao &lt; 0){</text:p>
      <text:p text:style-name="P9"><text:s text:c="6"/>if(!last){</text:p>
      <text:p text:style-name="P9"><text:s text:c="8"/>meio-=mandatory;</text:p>
      <text:p text:style-name="P9"><text:s text:c="8"/>if(meio&lt;fim_anun) {meio=fim_anun; last=true}</text:p>
      <text:p text:style-name="P9"><text:s text:c="8"/>i_span = Math.min(i_span+1, max_right);</text:p>
      <text:p text:style-name="P9"><text:s text:c="6"/>}</text:p>
      <text:p text:style-name="P9"><text:s text:c="4"/>}</text:p>
      <text:p text:style-name="P9"><text:s text:c="4"/>if(last &amp;&amp; direcao &gt; 0){</text:p>
      <text:p text:style-name="P9"><text:s text:c="6"/>meio += lastmandatory;</text:p>
      <text:p text:style-name="P9"><text:s text:c="6"/>last = false;</text:p>
      <text:p text:style-name="P9"><text:s text:c="6"/>i_span--;</text:p>
      <text:p text:style-name="P9"><text:s text:c="4"/>}</text:p>
      <text:p text:style-name="P9"><text:s text:c="4"/>// else{</text:p>
      <text:p text:style-name="P9"><text:s text:c="4"/>// <text:s text:c="2"/>if(!last){</text:p>
      <text:p text:style-name="P9"><text:s text:c="4"/>// <text:s text:c="4"/>meio += mandatory;</text:p>
      <text:p text:style-name="P9"><text:s text:c="4"/>// <text:s text:c="4"/>if(meio&gt;0) {meio=0; last=true}</text:p>
      <text:p text:style-name="P9"><text:s text:c="8"/></text:p>
      <text:p text:style-name="P9"><text:s text:c="4"/>// <text:s text:c="4"/>i_span = Math.max(i_span-1, max_right);</text:p>
      <text:p text:style-name="P9"><text:s text:c="4"/>// <text:s text:c="2"/>}</text:p>
      <text:p text:style-name="P9"><text:s text:c="4"/>// <text:s text:c="2"/>if(last &amp;&amp; direcao &lt; 0){</text:p>
      <text:p text:style-name="P9"><text:s text:c="4"/>// <text:s text:c="4"/>meio-=lastmandatory;</text:p>
      <text:p text:style-name="P9"><text:s text:c="4"/>// <text:s text:c="4"/>last=false;</text:p>
      <text:p text:style-name="P9"><text:s text:c="4"/>// <text:s text:c="2"/>}</text:p>
      <text:p text:style-name="P9"><text:s text:c="4"/>// <text:s text:c="2"/>imgs_anun.style.transform = `translateX(${meio}px)`;</text:p>
      <text:p text:style-name="P9"><text:s text:c="4"/>// }</text:p>
      <text:p text:style-name="P9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1"> if(direcao &lt; 0){</text:p>
      <text:p text:style-name="P12">      <text:span text:style-name="T1">if(!lastDragX){</text:span></text:p>
      <text:p text:style-name="P12">        <text:span text:style-name="T1">meio-=mandatory;</text:span></text:p>
      <text:p text:style-name="P12">        <text:span text:style-name="T1">if(meio&lt;fim_anun) {meio=fim_anun; lastDragX=true}</text:span></text:p>
      <text:p text:style-name="P12">        <text:span text:style-name="T1">imgs_anun.style.transform = `translateX(${meio}px)`;</text:span></text:p>
      <text:p text:style-name="P12">      <text:span text:style-name="T1">}</text:span></text:p>
      <text:p text:style-name="P12">      <text:span text:style-name="T1">if(lastDragX){</text:span></text:p>
      <text:p text:style-name="P12">        <text:span text:style-name="T1">imgs_anun.style.transform = `translateX(${-lastmandatory}px)`;</text:span></text:p>
      <text:p text:style-name="P12">        <text:span text:style-name="T1">lastDragX = false;</text:span></text:p>
      <text:p text:style-name="P12">      <text:span text:style-name="T1">}</text:span></text:p>
      <text:p text:style-name="P12">    <text:span text:style-name="T1">}</text:span></text:p>
      <text:p text:style-name="P12"><text:soft-page-break/>    <text:span text:style-name="T1">else{</text:span></text:p>
      <text:p text:style-name="P12">      <text:span text:style-name="T1">if(lastDragX){</text:span></text:p>
      <text:p text:style-name="P12">        <text:span text:style-name="T1">imgs_anun.style.transform = `translateX(${meio+lastmandatory}px)`;</text:span></text:p>
      <text:p text:style-name="P12">        <text:span text:style-name="T1">lastDragX = false;</text:span></text:p>
      <text:p text:style-name="P12">      <text:span text:style-name="T1">}</text:span></text:p>
      <text:p text:style-name="P12">      <text:span text:style-name="T1">if(!lastDragX){</text:span></text:p>
      <text:p text:style-name="P12">        <text:span text:style-name="T1">meio += mandatory;</text:span></text:p>
      <text:p text:style-name="P12">        <text:span text:style-name="T1">if(meio&gt;0) {meio=0; lastDragX=true}</text:span></text:p>
      <text:p text:style-name="P12">        <text:span text:style-name="T1">imgs_anun.style.transform = `translateX(${meio}px)`;</text:span></text:p>
      <text:p text:style-name="P12">      <text:span text:style-name="T1">}</text:span></text:p>
      <text:p text:style-name="P12">    <text:span text:style-name="T1">}</text:span></text:p>
      <text:p text:style-name="P10"><text:span text:style-name="T1"/></text:p>
      <text:p text:style-name="P13"/>
      <text:p text:style-name="P13"/>
      <text:p text:style-name="P13"/>
      <text:p text:style-name="P14"> <text:span text:style-name="T1">if(direcao &lt; 0 &amp;&amp; !lastDragX){</text:span></text:p>
      <text:p text:style-name="P5">      <text:span text:style-name="T1">meio-=mandatory;</text:span></text:p>
      <text:p text:style-name="P5">      <text:span text:style-name="T1">if(meio&lt;fim_anun) {meio=fim_anun; lastDragX=true}</text:span></text:p>
      <text:p text:style-name="P5">      <text:span text:style-name="T1">imgs_anun.style.transform = `translateX(${meio}px)`;</text:span></text:p>
      <text:p text:style-name="P5">    <text:span text:style-name="T1">}</text:span></text:p>
      <text:p text:style-name="P5">    <text:span text:style-name="T1">if(direcao &gt; 0 &amp;&amp; lastDragX){</text:span></text:p>
      <text:p text:style-name="P5">      <text:span text:style-name="T1">imgs_anun.style.transform = `translateX(${meio+lastmandatory}px)`;</text:span></text:p>
      <text:p text:style-name="P5">      <text:span text:style-name="T1">lastDragX = false;</text:span></text:p>
      <text:p text:style-name="P5">    <text:span text:style-name="T1">}</text:span></text:p>
      <text:p text:style-name="P7"/>
      <text:p text:style-name="P5">    <text:span text:style-name="T1">if(direcao &gt; 0 &amp;&amp; !lastDragX){</text:span></text:p>
      <text:p text:style-name="P5">      <text:span text:style-name="T1">meio += mandatory;</text:span></text:p>
      <text:p text:style-name="P5">      <text:span text:style-name="T1">if(meio&gt;0) {meio=0; lastDragX=true}</text:span></text:p>
      <text:p text:style-name="P5">      <text:span text:style-name="T1">imgs_anun.style.transform = `translateX(${meio}px)`;</text:span></text:p>
      <text:p text:style-name="P5">    <text:span text:style-name="T1">}</text:span></text:p>
      <text:p text:style-name="P5">    <text:span text:style-name="T1">if(direcao &lt; 0 &amp;&amp; lastDragX){</text:span></text:p>
      <text:p text:style-name="P5">      <text:span text:style-name="T1">imgs_anun.style.transform = `translateX(${-lastmandatory}px)`;</text:span></text:p>
      <text:p text:style-name="P5">      <text:span text:style-name="T1">lastDragX = false;</text:span></text:p>
      <text:p text:style-name="P5">    <text:span text:style-name="T1">}</text:span></text:p>
      <text:p text:style-name="P14"/>
      <text:p text:style-name="P13"/>
      <text:p text:style-name="P13">Rolagem com scroll para seções com aumento da área sensível</text:p>
      <text:p text:style-name="Standard"/>
      <text:p text:style-name="Standard">let part_sections = document.getElementById('part_sections');</text:p>
      <text:p text:style-name="Standard">let secoes = document.getElementById('for_sections');</text:p>
      <text:p text:style-name="Standard">const style_sections = getComputedStyle(secoes);</text:p>
      <text:p text:style-name="Standard">let gap = parseFloat(style_sections.gap);</text:p>
      <text:p text:style-name="Standard">let width_sections = 1200 + (gap * 12);</text:p>
      <text:p text:style-name="Standard"/>
      <text:p text:style-name="Standard">let limite = -(width_sections - larg_partSections);</text:p>
      <text:p text:style-name="Standard">let arraste = 0;</text:p>
      <text:p text:style-name="Standard">let posicaoAtual = arraste</text:p>
      <text:p text:style-name="Standard">let animacaoRolagem = null;</text:p>
      <text:p text:style-name="P15"><text:span text:style-name="T2">let </text:span>rolagemAtiva= false;</text:p>
      <text:p text:style-name="P15"/>
      <text:p text:style-name="Standard"/>
      <text:p text:style-name="Standard"><text:soft-page-break/>// Área de proximidade (em pixels)</text:p>
      <text:p text:style-name="Standard">const margemProximidade = 20;</text:p>
      <text:p text:style-name="Standard"/>
      <text:p text:style-name="Standard">//Rolagem com scroll</text:p>
      <text:p text:style-name="Standard"/>
      <text:p text:style-name="Standard">// Função para verificar se o mouse está próximo à div</text:p>
      <text:p text:style-name="Standard">function estaProximo(elemento, x, y) {</text:p>
      <text:p text:style-name="Standard"><text:s text:c="2"/>const rect = elemento.getBoundingClientRect();</text:p>
      <text:p text:style-name="Standard"><text:s text:c="2"/>return (</text:p>
      <text:p text:style-name="Standard"><text:s text:c="4"/>y &gt;= rect.top - margemProximidade &amp;&amp;</text:p>
      <text:p text:style-name="Standard"><text:s text:c="4"/>y &lt;= rect.bottom + margemProximidade</text:p>
      <text:p text:style-name="Standard"><text:s text:c="2"/>);</text:p>
      <text:p text:style-name="Standard">}</text:p>
      <text:p text:style-name="Standard"><text:s text:c="2"/>//Animação</text:p>
      <text:p text:style-name="Standard"><text:s text:c="2"/>function animar() {</text:p>
      <text:p text:style-name="Standard"><text:s text:c="4"/>let deltaY = arraste - posicaoAtual;</text:p>
      <text:p text:style-name="Standard"><text:s text:c="4"/>if (Math.abs(deltaY) &gt; 0.1) {</text:p>
      <text:p text:style-name="Standard"><text:s text:c="6"/>posicaoAtual += deltaY * 0.1; // Ajuste o fator de suavização aqui</text:p>
      <text:p text:style-name="Standard"><text:s text:c="6"/>secoes.style.transform = `translateX(${posicaoAtual}px)`;</text:p>
      <text:p text:style-name="Standard"><text:s text:c="6"/>requestAnimationFrame(animar);</text:p>
      <text:p text:style-name="Standard"><text:s text:c="4"/>} else {</text:p>
      <text:p text:style-name="Standard"><text:s text:c="6"/>arraste = posicaoAtual;</text:p>
      <text:p text:style-name="Standard"><text:s text:c="6"/>secoes.style.transform = `translateX(${posicaoAtual}px)`;</text:p>
      <text:p text:style-name="Standard"><text:s text:c="6"/>animacaoRolagem = false; // Para a animação quando o alvo é atingido</text:p>
      <text:p text:style-name="Standard"><text:s text:c="4"/>}</text:p>
      <text:p text:style-name="Standard"><text:s text:c="2"/>}</text:p>
      <text:p text:style-name="Standard"/>
      <text:p text:style-name="Standard"><text:s text:c="2"/>const aoRolar = (e) =&gt; {</text:p>
      <text:p text:style-name="Standard"><text:s text:c="4"/>if (!rolagemAtiva) return;</text:p>
      <text:p text:style-name="Standard"><text:s text:c="2"/></text:p>
      <text:p text:style-name="Standard"><text:s text:c="4"/>e.preventDefault();</text:p>
      <text:p text:style-name="Standard"/>
      <text:p text:style-name="Standard"><text:s text:c="4"/>arraste -= e.deltaY * 0.3; // rolagem do scroll diminuida pela metade</text:p>
      <text:p text:style-name="Standard"><text:s text:c="4"/>if (arraste &lt; limite) arraste = limite;</text:p>
      <text:p text:style-name="Standard"><text:s text:c="4"/>if (arraste &gt; 0) arraste = 0;</text:p>
      <text:p text:style-name="Standard"/>
      <text:p text:style-name="Standard"><text:s text:c="4"/>// Inicia a animação</text:p>
      <text:p text:style-name="Standard"><text:s text:c="4"/>if (!animacaoRolagem) {</text:p>
      <text:p text:style-name="Standard"><text:s text:c="6"/>animacaoRolagem = true;</text:p>
      <text:p text:style-name="Standard"><text:s text:c="6"/>requestAnimationFrame(animar);</text:p>
      <text:p text:style-name="Standard"><text:s text:c="4"/>}</text:p>
      <text:p text:style-name="Standard"><text:s text:c="2"/>};</text:p>
      <text:p text:style-name="Standard"/>
      <text:p text:style-name="Standard"><text:s text:c="2"/>// Monitorar a posição do mouse</text:p>
      <text:p text:style-name="Standard">document.addEventListener('mousemove', (e) =&gt; {</text:p>
      <text:p text:style-name="Standard"><text:s text:c="2"/>const x = e.clientX;</text:p>
      <text:p text:style-name="Standard"><text:s text:c="2"/>const y = e.clientY;</text:p>
      <text:p text:style-name="Standard"/>
      <text:p text:style-name="Standard"><text:s text:c="2"/>// Verifica se o mouse está próximo à div</text:p>
      <text:p text:style-name="Standard"><text:s text:c="2"/>if (estaProximo(secoes, x, y)) {</text:p>
      <text:p text:style-name="Standard"><text:s text:c="4"/>rolagemAtiva = true;</text:p>
      <text:p text:style-name="Standard"><text:s text:c="2"/>} else {</text:p>
      <text:p text:style-name="Standard"><text:soft-page-break/><text:s text:c="4"/>rolagemAtiva = false;</text:p>
      <text:p text:style-name="Standard"><text:s text:c="2"/>}</text:p>
      <text:p text:style-name="Standard">});</text:p>
      <text:p text:style-name="Standard"/>
      <text:p text:style-name="Standard">// Parar a rolagem se o mouse sair da área de proximidade</text:p>
      <text:p text:style-name="Standard">document.addEventListener('mouseleave', () =&gt; {</text:p>
      <text:p text:style-name="Standard"><text:s text:c="2"/>rolagemAtiva = false;</text:p>
      <text:p text:style-name="Standard">});</text:p>
      <text:p text:style-name="Standard"/>
      <text:p text:style-name="Standard">document.addEventListener('wheel', (e) =&gt; {</text:p>
      <text:p text:style-name="Standard"><text:s text:c="2"/>const x = e.clientX;</text:p>
      <text:p text:style-name="Standard"><text:s text:c="2"/>const y = e.clientY;</text:p>
      <text:p text:style-name="Standard"/>
      <text:p text:style-name="Standard"><text:s text:c="2"/>// Verifica se o mouse está próximo à div</text:p>
      <text:p text:style-name="Standard"><text:s text:c="2"/>if (estaProximo(secoes, x, y)) {</text:p>
      <text:p text:style-name="Standard"><text:s text:c="4"/>aoRolar(e); // Chama a função de rolagem</text:p>
      <text:p text:style-name="Standard"><text:s text:c="2"/>}</text:p>
      <text:p text:style-name="Standard">}, { passive: false });</text:p>
      <text:p text:style-name="Standard"/>
      <text:p text:style-name="P16"/>
      <text:p text:style-name="P16">Passagem de parâmetros para as funções dos eventos</text:p>
      <text:p text:style-name="P17"/>
      <text:p text:style-name="P18">let limites = [</text:p>
      <text:p text:style-name="P18"><text:s text:c="4"/>{ div: imgs_anun, limite: fim_anun },</text:p>
      <text:p text:style-name="P18"><text:s text:c="4"/>{ div: secoes, limite: fim_sections },</text:p>
      <text:p text:style-name="P18"><text:s text:c="4"/>{ div: promos, limite: fim_promos }</text:p>
      <text:p text:style-name="P18">];</text:p>
      <text:p text:style-name="P18"/>
      <text:p text:style-name="P18">// Rolagem com dedo e mouse</text:p>
      <text:p text:style-name="P18">// Início do arraste</text:p>
      <text:p text:style-name="P18">const iniciarArraste = (e, limite) =&gt; {</text:p>
      <text:p text:style-name="P18"><text:s text:c="4"/>console.log("Iniciando arraste com limite:", limite);</text:p>
      <text:p text:style-name="P18"><text:s text:c="4"/>// Código restante...</text:p>
      <text:p text:style-name="P18">};</text:p>
      <text:p text:style-name="P18"/>
      <text:p text:style-name="P18">// Movimento do arraste</text:p>
      <text:p text:style-name="P18">const aoMover = (e, limite) =&gt; {</text:p>
      <text:p text:style-name="P18"><text:s text:c="4"/>console.log("Movendo com limite:", limite);</text:p>
      <text:p text:style-name="P18"><text:s text:c="4"/>// Código restante...</text:p>
      <text:p text:style-name="P18">};</text:p>
      <text:p text:style-name="P18"/>
      <text:p text:style-name="P18">// Finalizar arraste</text:p>
      <text:p text:style-name="P18">const finalizarArraste = (e, limite) =&gt; {</text:p>
      <text:p text:style-name="P18"><text:s text:c="4"/>console.log("Finalizando arraste com limite:", limite);</text:p>
      <text:p text:style-name="P18"><text:s text:c="4"/>// Código restante...</text:p>
      <text:p text:style-name="P18">};</text:p>
      <text:p text:style-name="P18"/>
      <text:p text:style-name="P18">// Adicionando eventos para todas as divs da lista</text:p>
      <text:p text:style-name="P18">limites.forEach(item =&gt; {</text:p>
      <text:p text:style-name="P18"><text:s text:c="4"/>item.div.addEventListener('mousedown', (e) =&gt; iniciarArraste(e, item.limite));</text:p>
      <text:p text:style-name="P18"><text:s text:c="4"/>item.div.addEventListener('mousemove', (e) =&gt; aoMover(e, item.limite));</text:p>
      <text:p text:style-name="P18"><text:s text:c="4"/>item.div.addEventListener('mouseup', (e) =&gt; finalizarArraste(e, item.limite));</text:p>
      <text:p text:style-name="P18"><text:soft-page-break/><text:s text:c="4"/>item.div.addEventListener('mouseleave', (e) =&gt; finalizarArraste(e, item.limite));</text:p>
      <text:p text:style-name="P18"/>
      <text:p text:style-name="P18"><text:s text:c="4"/>item.div.addEventListener('touchstart', (e) =&gt; iniciarArraste(e, item.limite));</text:p>
      <text:p text:style-name="P18"><text:s text:c="4"/>item.div.addEventListener('touchmove', (e) =&gt; aoMover(e, item.limite), { passive: true });</text:p>
      <text:p text:style-name="P18"><text:s text:c="4"/>item.div.addEventListener('touchend', (e) =&gt; finalizarArraste(e, item.limite));</text:p>
      <text:p text:style-name="P18">}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2T18:23:27.410000000</meta:creation-date>
    <dc:date>2025-04-06T17:59:49.582000000</dc:date>
    <meta:editing-duration>PT2H49M27S</meta:editing-duration>
    <meta:editing-cycles>8</meta:editing-cycles>
    <meta:generator>LibreOffice/24.8.5.2$Windows_X86_64 LibreOffice_project/fddf2685c70b461e7832239a0162a77216259f22</meta:generator>
    <meta:document-statistic meta:table-count="0" meta:image-count="0" meta:object-count="0" meta:page-count="8" meta:paragraph-count="307" meta:word-count="1129" meta:character-count="9673" meta:non-whitespace-character-count="7822"/>
  </office:meta>
</office:document-meta>
</file>